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B000001A6B46F67C99F0B21E8.png" manifest:media-type="image/png"/>
  <manifest:file-entry manifest:full-path="Pictures/10000001000003BB0000015D8A97F92C48D2878F.png" manifest:media-type="image/png"/>
  <manifest:file-entry manifest:full-path="Pictures/10000001000003BB000000BFAFC140EE5ACF6774.png" manifest:media-type="image/png"/>
  <manifest:file-entry manifest:full-path="Pictures/10000001000003BB00000159260F4B48E7E5AAB5.png" manifest:media-type="image/png"/>
  <manifest:file-entry manifest:full-path="Pictures/10000001000003BB00000191011565EAAEFA15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normal" officeooo:rsid="00195c04" officeooo:paragraph-rsid="00195c04" style:font-size-asian="15pt" style:font-weight-asian="normal" style:font-size-complex="15pt" style:font-weight-complex="normal"/>
    </style:style>
    <style:style style:name="T1" style:family="text">
      <style:text-properties officeooo:rsid="00195c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6"/>ASSIGNMENT NO :- 0<text:span text:style-name="T1">3</text:span></text:p>
      <text:p text:style-name="P2">1 - 5)</text:p>
      <text:p text:style-name="P2"><draw:frame draw:style-name="fr1" draw:name="Image1" text:anchor-type="char" svg:width="17cm" svg:height="7.137cm" draw:z-index="0"><draw:image xlink:href="Pictures/10000001000003BB00000191011565EAAEFA1578.png" xlink:type="simple" xlink:show="embed" xlink:actuate="onLoad" draw:mime-type="image/png"/></draw:frame>6 – 10)</text:p>
      <text:p text:style-name="P2"><draw:frame draw:style-name="fr1" draw:name="Image2" text:anchor-type="char" svg:width="17cm" svg:height="6.14cm" draw:z-index="1"><draw:image xlink:href="Pictures/10000001000003BB00000159260F4B48E7E5AAB5.png" xlink:type="simple" xlink:show="embed" xlink:actuate="onLoad" draw:mime-type="image/png"/></draw:frame><draw:frame draw:style-name="fr2" draw:name="Image3" text:anchor-type="char" svg:x="0cm" svg:y="6.966cm" svg:width="17cm" svg:height="3.399cm" draw:z-index="2"><draw:image xlink:href="Pictures/10000001000003BB000000BFAFC140EE5ACF6774.png" xlink:type="simple" xlink:show="embed" xlink:actuate="onLoad" draw:mime-type="image/png"/></draw:frame>11 – 15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16 – 20)</text:p>
      <text:p text:style-name="P2"><draw:frame draw:style-name="fr1" draw:name="Image4" text:anchor-type="char" svg:width="17cm" svg:height="6.212cm" draw:z-index="3"><draw:image xlink:href="Pictures/10000001000003BB0000015D8A97F92C48D2878F.png" xlink:type="simple" xlink:show="embed" xlink:actuate="onLoad" draw:mime-type="image/png"/></draw:frame>21 – 29)</text:p>
      <text:p text:style-name="P2"><draw:frame draw:style-name="fr1" draw:name="Image5" text:anchor-type="char" svg:width="17cm" svg:height="7.511cm" draw:z-index="4"><draw:image xlink:href="Pictures/10000001000003BB000001A6B46F67C99F0B21E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0T20:51:39.533303975</meta:creation-date>
    <dc:date>2023-12-10T20:56:45.691851134</dc:date>
    <meta:editing-duration>PT5M6S</meta:editing-duration>
    <meta:editing-cycles>1</meta:editing-cycles>
    <meta:document-statistic meta:table-count="0" meta:image-count="5" meta:object-count="0" meta:page-count="2" meta:paragraph-count="6" meta:word-count="15" meta:character-count="102" meta:non-whitespace-character-count="43"/>
    <meta:generator>LibreOffice/7.3.7.2$Linux_X86_64 LibreOffice_project/30$Build-2</meta:generator>
  </office:meta>
</office:document-meta>
</file>